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0pt" officeooo:rsid="0005742e" officeooo:paragraph-rsid="0005742e" style:font-size-asian="10pt" style:font-size-complex="10pt"/>
    </style:style>
    <style:style style:name="P3" style:family="paragraph" style:parent-style-name="Standard">
      <style:text-properties fo:font-size="24pt" officeooo:rsid="0005742e" officeooo:paragraph-rsid="0005742e" style:font-size-asian="24pt" style:font-size-complex="24pt"/>
    </style:style>
    <style:style style:name="P4" style:family="paragraph" style:parent-style-name="Standard">
      <style:text-properties fo:font-size="8pt" officeooo:rsid="0005742e" officeooo:paragraph-rsid="0005742e" style:font-size-asian="8pt" style:font-size-complex="8pt"/>
    </style:style>
    <style:style style:name="T1" style:family="text">
      <style:text-properties officeooo:rsid="00079dbc"/>
    </style:style>
    <style:style style:name="T2" style:family="text">
      <style:text-properties officeooo:rsid="000b9a8d"/>
    </style:style>
    <style:style style:name="T3" style:family="text">
      <style:text-properties officeooo:rsid="000bc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ag{34ea02689b9a}</text:p>
      <text:p text:style-name="P4">This device is part of the <text:span text:style-name="T1">GRCon</text:span> <text:span text:style-name="T1">202</text:span><text:span text:style-name="T3">4</text:span><text:span text:style-name="T1"> </text:span>capture-the-flag contest.</text:p>
      <text:p text:style-name="P2"/>
      <text:p text:style-name="P1"/>
      <text:p text:style-name="P1"/>
      <text:p text:style-name="P3">flag{544c1f33cf95}</text:p>
      <text:p text:style-name="P4">This device is part of the <text:span text:style-name="T1">GRCon 202</text:span><text:span text:style-name="T3">4</text:span> capture-the-flag cont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18-11-06T22:17:38.420330338</meta:print-date>
    <dc:date>2024-09-05T14:36:52.669750307</dc:date>
    <meta:editing-duration>PT21H22M2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4" meta:word-count="22" meta:character-count="162" meta:non-whitespace-character-count="144"/>
  </office:meta>
</office:document-meta>
</file>